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a5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.<text:span text:style-name="T1">tx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1:14:49.357510369</meta:creation-date>
    <dc:date>2022-01-28T11:15:39.319821431</dc:date>
    <meta:editing-duration>PT50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6.4.7.2$Linux_X86_64 LibreOffice_project/40$Build-2</meta:generator>
  </office:meta>
</office:document-meta>
</file>